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212377953261A7A1855.png" manifest:media-type="image/png"/>
  <manifest:file-entry manifest:full-path="Pictures/10000001000000CA000000F90A62F5159DB65E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solid" draw:stroke-dash="Dashed_20__28_var_29_" svg:stroke-width="0.08cm" svg:stroke-color="#ff0000" draw:marker-start-width="0.32cm" draw:marker-end-width="0.32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svg:stroke-color="#104e8b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2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02cm" fo:padding-top="0.05cm" fo:padding-bottom="0.05cm" fo:padding-left="0.05cm" fo:padding-right="0.0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4.02cm" fo:padding-top="0.05cm" fo:padding-bottom="0.05cm" fo:padding-left="0.05cm" fo:padding-right="0.0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3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12cm" fo:padding-top="0.05cm" fo:padding-bottom="0.05cm" fo:padding-left="0.05cm" fo:padding-right="0.0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69cm" fo:min-width="0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68cm" fo:padding-top="0.05cm" fo:padding-bottom="0.05cm" fo:padding-left="0.05cm" fo:padding-right="0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1.518cm" fo:padding-top="0.05cm" fo:padding-bottom="0.05cm" fo:padding-left="0.05cm" fo:padding-right="0.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12cm" fo:min-width="1.379cm" fo:padding-top="0.05cm" fo:padding-bottom="0.05cm" fo:padding-left="0.05cm" fo:padding-right="0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12cm" fo:min-width="2.519cm" fo:padding-top="0.05cm" fo:padding-bottom="0.05cm" fo:padding-left="0.05cm" fo:padding-right="0.0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69cm" fo:min-width="0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0.96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92cm" fo:padding-top="0.05cm" fo:padding-bottom="0.05cm" fo:padding-left="0.05cm" fo:padding-right="0.05cm"/>
      <style:paragraph-properties style:writing-mode="lr-tb"/>
    </style:style>
    <style:style style:name="gr27" style:family="graphic" style:parent-style-name="standard">
      <style:graphic-properties svg:stroke-color="#000000" draw:fill="hatch" draw:fill-color="#c1cdcd" draw:fill-hatch-name="Black_20_-45_20_Degrees" draw:textarea-horizontal-align="justify" draw:textarea-vertical-align="middle" draw:auto-grow-height="false" fo:min-height="0.222cm" fo:min-width="0cm"/>
    </style:style>
    <style:style style:name="gr28" style:family="graphic" style:parent-style-name="standard">
      <style:graphic-properties svg:stroke-color="#000000" draw:fill="hatch" draw:fill-color="#c1cdcd" draw:fill-hatch-name="Black_20_-45_20_Degrees" draw:textarea-horizontal-align="justify" draw:textarea-vertical-align="middle" draw:auto-grow-height="false" fo:min-height="0.203cm" fo:min-width="0cm"/>
    </style:style>
    <style:style style:name="gr29" style:family="graphic" style:parent-style-name="standard">
      <style:graphic-properties svg:stroke-color="#000000" draw:fill="hatch" draw:fill-color="#c1cdcd" draw:fill-hatch-name="Black_20_-45_20_Degrees" draw:textarea-horizontal-align="justify" draw:textarea-vertical-align="middle" draw:auto-grow-height="false" fo:min-height="0.45cm" fo:min-width="0cm"/>
    </style:style>
    <style:style style:name="gr30" style:family="graphic" style:parent-style-name="standard">
      <style:graphic-properties svg:stroke-color="#000000" draw:fill="hatch" draw:fill-color="#c1cdcd" draw:fill-hatch-name="Black_20_-45_20_Degrees" draw:textarea-horizontal-align="justify" draw:textarea-vertical-align="middle" draw:auto-grow-height="false" fo:min-height="0.272cm" fo:min-width="0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c9211e" loext:opacity="100%" loext:color-lum-mod="100%" loext:color-lum-off="0%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8000" loext:opacity="100%" loext:color-lum-mod="100%" loext:color-lum-off="0%"/>
    </style:style>
    <style:style style:name="P16" style:family="paragraph">
      <loext:graphic-properties draw:fill="hatch" draw:fill-color="#c1cdcd" draw:fill-hatch-name="Black_20_-45_20_Degrees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c9211e" loext:opacity="100%" fo:font-size="8pt" style:font-size-asian="8pt" style:font-size-complex="8pt"/>
    </style:style>
    <style:style style:name="T5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8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949cm" svg:y1="3.213cm" svg:x2="9.949cm" svg:y2="15.101cm">
          <text:p/>
        </draw:line>
        <draw:line draw:style-name="gr2" draw:text-style-name="P2" draw:layer="layout" svg:x1="9.949cm" svg:y1="6.313cm" svg:x2="9.936cm" svg:y2="14.414cm">
          <text:p/>
        </draw:line>
        <draw:line draw:style-name="gr1" draw:text-style-name="P1" draw:layer="layout" svg:x1="6.053cm" svg:y1="3.313cm" svg:x2="6.053cm" svg:y2="15.119cm">
          <text:p/>
        </draw:line>
        <draw:line draw:style-name="gr2" draw:text-style-name="P2" draw:layer="layout" svg:x1="6.053cm" svg:y1="4.413cm" svg:x2="6.053cm" svg:y2="12.775cm">
          <text:p/>
        </draw:line>
        <draw:line draw:style-name="gr1" draw:text-style-name="P1" draw:layer="layout" svg:x1="0.81cm" svg:y1="14.867cm" svg:x2="0.81cm" svg:y2="15.119cm">
          <text:p/>
        </draw:line>
        <draw:frame draw:style-name="gr3" draw:text-style-name="P1" draw:layer="layout" svg:width="1.792cm" svg:height="2.212cm" svg:x="0.217cm" svg:y="1.101cm">
          <draw:image xlink:href="Pictures/10000001000000CA000000F90A62F5159DB65E45.png" xlink:type="simple" xlink:show="embed" xlink:actuate="onLoad" draw:mime-type="image/png">
            <text:p/>
          </draw:image>
        </draw:frame>
        <draw:frame draw:style-name="gr3" draw:text-style-name="P1" draw:layer="layout" svg:width="1.792cm" svg:height="2.212cm" svg:x="5.412cm" svg:y="1.101cm">
          <draw:image xlink:href="Pictures/10000001000000CA000000F90A62F5159DB65E45.png" xlink:type="simple" xlink:show="embed" xlink:actuate="onLoad" draw:mime-type="image/png">
            <text:p/>
          </draw:image>
        </draw:frame>
        <draw:frame draw:style-name="gr3" draw:text-style-name="P1" draw:layer="layout" svg:width="1.792cm" svg:height="2.212cm" svg:x="9.208cm" svg:y="1.101cm">
          <draw:image xlink:href="Pictures/10000001000000CA000000F90A62F5159DB65E45.png" xlink:type="simple" xlink:show="embed" xlink:actuate="onLoad" draw:mime-type="image/png">
            <text:p/>
          </draw:image>
        </draw:frame>
        <draw:line draw:style-name="gr4" draw:text-style-name="P1" draw:layer="layout" svg:x1="1.016cm" svg:y1="4.413cm" svg:x2="5.853cm" svg:y2="4.413cm">
          <text:p/>
        </draw:line>
        <draw:line draw:style-name="gr4" draw:text-style-name="P1" draw:layer="layout" svg:x1="1.016cm" svg:y1="6.113cm" svg:x2="9.749cm" svg:y2="6.113cm">
          <text:p/>
        </draw:line>
        <draw:line draw:style-name="gr4" draw:text-style-name="P1" draw:layer="layout" svg:x1="9.749cm" svg:y1="6.532cm" svg:x2="1.016cm" svg:y2="6.532cm">
          <text:p/>
        </draw:line>
        <draw:frame draw:style-name="gr5" draw:text-style-name="P3" draw:layer="layout" svg:width="1.874cm" svg:height="1.013cm" svg:x="5.412cm" svg:y="0cm">
          <draw:text-box>
            <text:p><text:span text:style-name="T1">Alice</text:span></text:p>
          </draw:text-box>
        </draw:frame>
        <draw:frame draw:style-name="gr6" draw:text-style-name="P3" draw:layer="layout" svg:width="1.628cm" svg:height="1.013cm" svg:x="9.208cm" svg:y="0.001cm">
          <draw:text-box>
            <text:p><text:span text:style-name="T1">Bob</text:span></text:p>
          </draw:text-box>
        </draw:frame>
        <draw:custom-shape draw:style-name="gr7" draw:text-style-name="P4" draw:layer="layout" svg:width="0.4cm" svg:height="0.483cm" svg:x="5.853cm" svg:y="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12cm" svg:height="0.512cm" svg:x="1.016cm" svg:y="3.901cm">
          <draw:text-box>
            <text:p><text:span text:style-name="T2">Schreib-Operation</text:span></text:p>
          </draw:text-box>
        </draw:frame>
        <draw:line draw:style-name="gr4" draw:text-style-name="P1" draw:layer="layout" svg:x1="5.853cm" svg:y1="4.896cm" svg:x2="1.016cm" svg:y2="4.896cm">
          <text:p/>
        </draw:line>
        <draw:custom-shape draw:style-name="gr9" draw:text-style-name="P4" draw:layer="layout" svg:width="0.4cm" svg:height="0.419cm" svg:x="9.749cm" svg:y="6.11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12cm" svg:height="0.515cm" svg:x="1.016cm" svg:y="5.598cm">
          <draw:text-box>
            <text:p><text:span text:style-name="T3">Schreib-Operation</text:span></text:p>
          </draw:text-box>
        </draw:frame>
        <draw:line draw:style-name="gr4" draw:text-style-name="P1" draw:layer="layout" svg:x1="1.016cm" svg:y1="8.106cm" svg:x2="5.853cm" svg:y2="8.106cm">
          <text:p/>
        </draw:line>
        <draw:custom-shape draw:style-name="gr11" draw:text-style-name="P4" draw:layer="layout" svg:width="0.4cm" svg:height="0.586cm" svg:x="5.853cm" svg:y="8.10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112cm" svg:height="0.512cm" svg:x="1.016cm" svg:y="7.594cm">
          <draw:text-box>
            <text:p><text:span text:style-name="T2">Prepare</text:span></text:p>
          </draw:text-box>
        </draw:frame>
        <draw:line draw:style-name="gr4" draw:text-style-name="P1" draw:layer="layout" svg:x1="5.853cm" svg:y1="8.806cm" svg:x2="1.016cm" svg:y2="8.813cm">
          <text:p/>
        </draw:line>
        <draw:line draw:style-name="gr4" draw:text-style-name="P1" draw:layer="layout" svg:x1="1.016cm" svg:y1="10.013cm" svg:x2="9.801cm" svg:y2="10.013cm">
          <text:p/>
        </draw:line>
        <draw:custom-shape draw:style-name="gr13" draw:text-style-name="P4" draw:layer="layout" svg:width="0.4cm" svg:height="0.719cm" svg:x="9.749cm" svg:y="9.99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49cm" svg:y1="10.713cm" svg:x2="1.016cm" svg:y2="10.713cm">
          <text:p/>
        </draw:line>
        <draw:frame draw:style-name="gr14" draw:text-style-name="P2" draw:layer="layout" svg:width="1.888cm" svg:height="1.043cm" svg:x="0cm" svg:y="0.514cm">
          <draw:image xlink:href="Pictures/10000001000003C000000212377953261A7A1855.png" xlink:type="simple" xlink:show="embed" xlink:actuate="onLoad" draw:mime-type="image/png">
            <text:p/>
          </draw:image>
        </draw:frame>
        <draw:g draw:name="status-ok 1">
          <draw:custom-shape draw:style-name="gr15" draw:text-style-name="P8" draw:layer="layout" svg:width="0.6cm" svg:height="0.6cm" svg:x="5.753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6" draw:text-style-name="P9" draw:layer="layout" svg:width="0.287cm" svg:height="0.219cm" svg:x="5.909cm" svg:y="8.592cm" svg:viewBox="0 0 288 220" draw:points="0,122 98,220 288,0">
            <text:p/>
          </draw:polyline>
        </draw:g>
        <draw:g draw:name="status-ok 2">
          <draw:custom-shape draw:style-name="gr17" draw:text-style-name="P8" draw:layer="layout" svg:width="0.6cm" svg:height="0.6cm" svg:x="9.649cm" svg:y="10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8" draw:text-style-name="P9" draw:layer="layout" svg:width="0.287cm" svg:height="0.219cm" svg:x="9.805cm" svg:y="10.503cm" svg:viewBox="0 0 288 220" draw:points="0,122 98,220 288,0">
            <text:p/>
          </draw:polyline>
        </draw:g>
        <draw:line draw:style-name="gr4" draw:text-style-name="P1" draw:layer="layout" svg:x1="1.016cm" svg:y1="12.248cm" svg:x2="5.853cm" svg:y2="12.241cm">
          <text:p/>
        </draw:line>
        <draw:custom-shape draw:style-name="gr19" draw:text-style-name="P4" draw:layer="layout" svg:width="0.4cm" svg:height="0.534cm" svg:x="5.853cm" svg:y="12.24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968cm" svg:height="0.512cm" svg:x="1.016cm" svg:y="11.729cm">
          <draw:text-box>
            <text:p><text:span text:style-name="T2">Commit</text:span></text:p>
          </draw:text-box>
        </draw:frame>
        <draw:line draw:style-name="gr4" draw:text-style-name="P1" draw:layer="layout" svg:x1="5.853cm" svg:y1="12.741cm" svg:x2="1.016cm" svg:y2="12.748cm">
          <text:p/>
        </draw:line>
        <draw:line draw:style-name="gr4" draw:text-style-name="P1" draw:layer="layout" svg:x1="1.016cm" svg:y1="13.913cm" svg:x2="9.733cm" svg:y2="13.963cm">
          <text:p/>
        </draw:line>
        <draw:line draw:style-name="gr4" draw:text-style-name="P1" draw:layer="layout" svg:x1="9.759cm" svg:y1="14.414cm" svg:x2="1.016cm" svg:y2="14.37cm">
          <text:p/>
        </draw:line>
        <draw:frame draw:style-name="gr21" draw:text-style-name="P12" draw:layer="layout" svg:width="1.618cm" svg:height="0.472cm" svg:x="10.149cm" svg:y="6.113cm">
          <draw:text-box>
            <text:p text:style-name="P11"><text:span text:style-name="T4">Sperre aktiv</text:span></text:p>
          </draw:text-box>
        </draw:frame>
        <draw:frame draw:style-name="gr22" draw:text-style-name="P13" draw:layer="layout" svg:width="1.479cm" svg:height="0.512cm" svg:x="4.374cm" svg:y="8.813cm">
          <draw:text-box>
            <text:p><text:span text:style-name="T5">Ready</text:span></text:p>
          </draw:text-box>
        </draw:frame>
        <draw:frame draw:style-name="gr23" draw:text-style-name="P13" draw:layer="layout" svg:width="2.619cm" svg:height="0.512cm" svg:x="3.234cm" svg:y="12.748cm">
          <draw:text-box>
            <text:p><text:span text:style-name="T5">Acknowledge</text:span></text:p>
          </draw:text-box>
        </draw:frame>
        <draw:frame draw:style-name="gr12" draw:text-style-name="P14" draw:layer="layout" svg:width="2.112cm" svg:height="0.512cm" svg:x="1.016cm" svg:y="9.501cm">
          <draw:text-box>
            <text:p><text:span text:style-name="T6">Prepare</text:span></text:p>
          </draw:text-box>
        </draw:frame>
        <draw:frame draw:style-name="gr22" draw:text-style-name="P13" draw:layer="layout" svg:width="1.479cm" svg:height="0.512cm" svg:x="8.17cm" svg:y="10.713cm">
          <draw:text-box>
            <text:p><text:span text:style-name="T5">Ready</text:span></text:p>
          </draw:text-box>
        </draw:frame>
        <draw:custom-shape draw:style-name="gr24" draw:text-style-name="P4" draw:layer="layout" svg:width="0.4cm" svg:height="0.519cm" svg:x="9.738cm" svg:y="13.929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2.619cm" svg:height="0.512cm" svg:x="7.14cm" svg:y="14.414cm">
          <draw:text-box>
            <text:p><text:span text:style-name="T5">Acknowledge</text:span></text:p>
          </draw:text-box>
        </draw:frame>
        <draw:frame draw:style-name="gr20" draw:text-style-name="P14" draw:layer="layout" svg:width="1.968cm" svg:height="0.512cm" svg:x="1.016cm" svg:y="13.365cm">
          <draw:text-box>
            <text:p><text:span text:style-name="T6">Commit</text:span></text:p>
          </draw:text-box>
        </draw:frame>
        <draw:custom-shape draw:style-name="gr25" draw:text-style-name="P4" draw:layer="layout" svg:width="0.4cm" svg:height="11.213cm" svg:x="0.616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796cm" svg:y1="3.313cm" svg:x2="0.796cm" svg:y2="3.654cm">
          <text:p/>
        </draw:line>
        <draw:frame draw:style-name="gr21" draw:text-style-name="P12" draw:layer="layout" svg:width="1.618cm" svg:height="0.472cm" svg:x="6.253cm" svg:y="4.413cm">
          <draw:text-box>
            <text:p text:style-name="P11"><text:span text:style-name="T4">Sperre aktiv</text:span></text:p>
          </draw:text-box>
        </draw:frame>
        <draw:frame draw:style-name="gr26" draw:text-style-name="P15" draw:layer="layout" svg:width="1.592cm" svg:height="0.737cm" svg:x="10.138cm" svg:y="13.82cm">
          <draw:text-box>
            <text:p text:style-name="P11"><text:span text:style-name="T7">Sperre</text:span></text:p>
            <text:p text:style-name="P11"><text:span text:style-name="T7">freigegeben</text:span></text:p>
          </draw:text-box>
        </draw:frame>
        <draw:frame draw:style-name="gr26" draw:text-style-name="P15" draw:layer="layout" svg:width="1.592cm" svg:height="0.737cm" svg:x="6.253cm" svg:y="12.141cm">
          <draw:text-box>
            <text:p text:style-name="P11"><text:span text:style-name="T7">Sperre</text:span></text:p>
            <text:p text:style-name="P11"><text:span text:style-name="T7">freigegeben</text:span></text:p>
          </draw:text-box>
        </draw:frame>
        <draw:custom-shape draw:style-name="gr27" draw:text-style-name="P16" draw:layer="layout" svg:width="0.4cm" svg:height="0.472cm" svg:x="0.616cm" svg:y="4.3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4cm" svg:height="0.453cm" svg:x="0.616cm" svg:y="6.0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4cm" svg:height="0.7cm" svg:x="0.616cm" svg:y="8.0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4cm" svg:height="0.7cm" svg:x="0.616cm" svg:y="9.9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4cm" svg:height="0.522cm" svg:x="0.616cm" svg:y="12.2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4cm" svg:height="0.522cm" svg:x="0.616cm" svg:y="13.8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" draw:display-name="Dashed (var)" draw:style="rect" draw:dots1="1" draw:dots1-length="250%" draw:distance="25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.76cm" fo:page-height="15.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91cm" svg:height="7.575cm" svg:x="2.554cm" svg:y="2.485cm"/>
      <draw:page-thumbnail draw:layer="backgroundobjects" svg:width="5.891cm" svg:height="7.575cm" svg:x="2.554cm" svg:y="11.061cm"/>
      <draw:page-thumbnail draw:layer="backgroundobjects" svg:width="5.891cm" svg:height="7.575cm" svg:x="2.554cm" svg:y="19.637cm"/>
      <draw:page-thumbnail draw:layer="backgroundobjects" svg:width="5.891cm" svg:height="7.575cm" svg:x="12.554cm" svg:y="2.485cm"/>
      <draw:page-thumbnail draw:layer="backgroundobjects" svg:width="5.891cm" svg:height="7.575cm" svg:x="12.554cm" svg:y="11.061cm"/>
      <draw:page-thumbnail draw:layer="backgroundobjects" svg:width="5.891cm" svg:height="7.575cm" svg:x="12.554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4-02-09T07:08:30.574898093</meta:creation-date>
    <dc:date>2024-02-20T15:52:37.509052898</dc:date>
    <dc:creator>Dennis Schulmeister-Zimolong</dc:creator>
    <meta:editing-duration>PT38M30S</meta:editing-duration>
    <meta:editing-cycles>12</meta:editing-cycles>
    <meta:generator>LibreOffice/7.4.7.2$Linux_X86_64 LibreOffice_project/40$Build-2</meta:generator>
    <meta:document-statistic meta:object-count="80"/>
  </office:meta>
</office:document-meta>
</file>